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Arial" svg:font-family="Arial"/>
  </office:font-face-decls>
  <office:automatic-styles>
    <style:style style:name="P1" style:family="paragraph" style:parent-style-name="Standard">
      <style:text-properties style:font-name="Arial" fo:font-size="12.0pt" fo:color="#757575"/>
    </style:style>
    <style:style style:name="P2" style:family="paragraph" style:parent-style-name="Standard">
      <style:text-properties style:font-name="Arial" fo:font-size="12.0pt" fo:color="#000000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/>
      <text:p text:style-name="P2">Amandine Minard</text:p>
      <text:p text:style-name="P2">Présidente</text:p>
      <text:p text:style-name="P2">Maman d’Elena GS</text:p>
      <text:p text:style-name="P2"/>
      <text:p text:style-name="P2">Julia Eisenmann</text:p>
      <text:p text:style-name="P2">Trésorière</text:p>
      <text:p text:style-name="P2">Maman d’Axel GS et Olivia PS</text:p>
      <text:p text:style-name="P2"/>
      <text:p text:style-name="P2">Christel Piriou-Godest</text:p>
      <text:p text:style-name="P2">Secrétaire</text:p>
      <text:p text:style-name="P2">Maman de Clémence CP et Antoine MS </text:p>
      <text:p text:style-name="P2"/>
      <text:p text:style-name="P2">Anne-Laure Jordan</text:p>
      <text:p text:style-name="P2">Vice-Présidente</text:p>
      <text:p text:style-name="P2">Maman de Maxence CE2 et Romane MS</text:p>
      <text:p text:style-name="P2"/>
      <text:p text:style-name="P2">Aliette Chiarovano</text:p>
      <text:p text:style-name="P2">Vice- Secrétaire</text:p>
      <text:p text:style-name="P2">Maman de Tristan GS et Clément PS</text:p>
      <text:p text:style-name="P2"/>
      <text:p text:style-name="P2">Laurence Crucifix</text:p>
      <text:p text:style-name="P2">Vice trésorière</text:p>
      <text:p text:style-name="P2">Maman de Julien CE1 </text:p>
      <text:p text:style-name="P2"/>
      <text:p text:style-name="P2">Nadine Ferrant-Dhennin</text:p>
      <text:p text:style-name="P2">Titulaire</text:p>
      <text:p text:style-name="P2">Maman de Maddie GS</text:p>
      <text:p text:style-name="P2"/>
      <text:p text:style-name="P2">Laura Chazal</text:p>
      <text:p text:style-name="P2">Titulaire</text:p>
      <text:p text:style-name="P2">Maman de Matis CM2, Nolan CE2 et Olivia CP</text:p>
      <text:p text:style-name="P2"/>
      <text:p text:style-name="P2">Helene Abdelnour</text:p>
      <text:p text:style-name="P2">Titulaire</text:p>
      <text:p text:style-name="P2">Maman de Sophie CM2</text:p>
      <text:p text:style-name="P2"/>
      <text:p text:style-name="P2">Hugo Fiorentini</text:p>
      <text:p text:style-name="P2">Titulaire</text:p>
      <text:p text:style-name="P2">Papa de Manon CE2</text:p>
      <text:p text:style-name="P2"/>
      <text:p text:style-name="P2">Sarah Quintens</text:p>
      <text:p text:style-name="P2">Titulaire</text:p>
      <text:p text:style-name="P2">Maman de Thomas CE2</text:p>
      <text:p text:style-name="P2"/>
      <text:p text:style-name="P2">Cygline Desmedt</text:p>
      <text:p text:style-name="P2">Suppléante</text:p>
      <text:p text:style-name="P2">Maman d’Alexandre GS</text:p>
      <text:p text:style-name="P2"/>
      <text:p text:style-name="P2">Aurélie Bremond</text:p>
      <text:p text:style-name="P2">Suppléante</text:p>
      <text:p text:style-name="P2">Maman de Gabin CM2 et Mathéa GS</text:p>
      <text:p text:style-name="P2"/>
      <text:p text:style-name="P2">Magali Guillot</text:p>
      <text:p text:style-name="P2">Suppléante</text:p>
      <text:p text:style-name="P2">Maman d’Anaé GS</text:p>
      <text:p text:style-name="P2"/>
      <text:p text:style-name="P2">Laura Yahiel</text:p>
      <text:p text:style-name="P2">Suppléante</text:p>
      <text:p text:style-name="P2">Maman d’Apolline CP et Victor GS</text:p>
      <text:p text:style-name="P2"/>
      <text:p text:style-name="P2">Geraldine Giraud</text:p>
      <text:p text:style-name="P2">Suppléante</text:p>
      <text:p text:style-name="P2">Maman de Lucas GS </text:p>
      <text:p text:style-name="P2"/>
      <text:p text:style-name="P2">Marine Gaglio</text:p>
      <text:p text:style-name="P2">Suppléante</text:p>
      <text:p text:style-name="P2">Maman d’Elio PS</text:p>
      <text:p text:style-name="P2"/>
      <text:p text:style-name="P2">Fabien Esnault</text:p>
      <text:p text:style-name="P2">Suppléant</text:p>
      <text:p text:style-name="P2">Papa de Victor PS</text:p>
      <text:p text:style-name="P2"/>
      <text:p text:style-name="P2">Delphine Sigrist</text:p>
      <text:p text:style-name="P2">Suppléante</text:p>
      <text:p text:style-name="P2">Maman de Lana CM1 et Maël CE1</text:p>
      <text:p text:style-name="P2"/>
      <text:p text:style-name="P2">Irina Bossuet</text:p>
      <text:p text:style-name="P2">Suppléante</text:p>
      <text:p text:style-name="P2">Maman d’Anna PS</text:p>
      <text:p text:style-name="P2"/>
      <text:p text:style-name="P2">Yoan Grand-Clément</text:p>
      <text:p text:style-name="P2">Suppléant</text:p>
      <text:p text:style-name="P2">Papa de Serena MS</text:p>
      <text:p text:style-name="P2"/>
      <text:p text:style-name="P2">Julie Puglisi</text:p>
      <text:p text:style-name="P2">Suppléante</text:p>
      <text:p text:style-name="P2">Maman d’Adèle P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2685.4</meta:generator>
  </office:meta>
</office:document-meta>
</file>